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528bd9"/>
    </style:style>
    <style:style style:name="P2" style:family="paragraph" style:parent-style-name="Standard" style:list-style-name="L1">
      <style:text-properties officeooo:rsid="00125eb1" officeooo:paragraph-rsid="00452bec"/>
    </style:style>
    <style:style style:name="P3" style:family="paragraph" style:parent-style-name="Standard" style:list-style-name="L1">
      <style:text-properties officeooo:rsid="00125eb1" officeooo:paragraph-rsid="00557f12"/>
    </style:style>
    <style:style style:name="P4" style:family="paragraph" style:parent-style-name="Standard" style:list-style-name="L1">
      <style:text-properties officeooo:rsid="000b2a2f" officeooo:paragraph-rsid="00452bec"/>
    </style:style>
    <style:style style:name="P5" style:family="paragraph" style:parent-style-name="Standard" style:list-style-name="L1">
      <style:text-properties officeooo:rsid="00221519" officeooo:paragraph-rsid="00452bec"/>
    </style:style>
    <style:style style:name="P6" style:family="paragraph" style:parent-style-name="Standard" style:list-style-name="L1">
      <style:text-properties fo:font-style="italic" officeooo:rsid="0018e461" officeooo:paragraph-rsid="00528bd9" style:font-style-asian="italic" style:font-style-complex="italic"/>
    </style:style>
    <style:style style:name="P7" style:family="paragraph" style:parent-style-name="Standard" style:list-style-name="L1">
      <style:text-properties fo:font-style="italic" fo:font-weight="bold" officeooo:rsid="00125eb1" officeooo:paragraph-rsid="00557f12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font-style="italic" fo:font-weight="bold" officeooo:rsid="0018e461" officeooo:paragraph-rsid="002015c3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officeooo:paragraph-rsid="0045be1b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officeooo:rsid="002015c3" officeooo:paragraph-rsid="002015c3"/>
    </style:style>
    <style:style style:name="P11" style:family="paragraph" style:parent-style-name="Standard" style:list-style-name="L1">
      <style:text-properties officeooo:rsid="0018e461" officeooo:paragraph-rsid="0018e461"/>
    </style:style>
    <style:style style:name="P12" style:family="paragraph" style:parent-style-name="Standard" style:list-style-name="L1">
      <style:text-properties officeooo:rsid="0034b505" officeooo:paragraph-rsid="0034b505"/>
    </style:style>
    <style:style style:name="P13" style:family="paragraph" style:parent-style-name="Standard" style:list-style-name="L1">
      <style:text-properties style:use-window-font-color="true" fo:language="en" fo:country="US" officeooo:paragraph-rsid="002015c3" style:font-name-asian="Times New Roman" style:language-asian="zh" style:country-asian="CN" style:language-complex="ar" style:country-complex="SA"/>
    </style:style>
    <style:style style:name="P14" style:family="paragraph" style:parent-style-name="Standard" style:list-style-name="L1">
      <style:text-properties style:use-window-font-color="true" fo:language="en" fo:country="US" officeooo:rsid="00528bd9" officeooo:paragraph-rsid="002015c3" style:font-name-asian="Times New Roman" style:language-asian="zh" style:country-asian="CN" style:language-complex="ar" style:country-complex="SA"/>
    </style:style>
    <style:style style:name="P15" style:family="paragraph" style:parent-style-name="Standard" style:list-style-name="L1">
      <style:text-properties style:use-window-font-color="true" fo:language="en" fo:country="US" fo:font-style="italic" officeooo:rsid="004d37cb" officeooo:paragraph-rsid="002015c3" style:font-name-asian="Times New Roman" style:language-asian="zh" style:country-asian="CN" style:font-style-asian="italic" style:language-complex="ar" style:country-complex="SA" style:font-style-complex="italic"/>
    </style:style>
    <style:style style:name="P16" style:family="paragraph" style:parent-style-name="Standard" style:list-style-name="L1">
      <style:text-properties style:use-window-font-color="true" fo:language="en" fo:country="US" fo:font-style="italic" fo:font-weight="bold" officeooo:rsid="004d37cb" officeooo:paragraph-rsid="0045be1b" style:font-name-asian="Times New Roman" style:language-asian="zh" style:country-asian="CN" style:font-style-asian="italic" style:font-weight-asian="bold" style:language-complex="ar" style:country-complex="SA" style:font-style-complex="italic" style:font-weight-complex="bold"/>
    </style:style>
    <style:style style:name="P17" style:family="paragraph" style:parent-style-name="Standard" style:list-style-name="L1">
      <style:text-properties officeooo:rsid="00528bd9" officeooo:paragraph-rsid="00528bd9"/>
    </style:style>
    <style:style style:name="P18" style:family="paragraph" style:parent-style-name="Standard" style:list-style-name="L1">
      <style:text-properties officeooo:rsid="003c925e" officeooo:paragraph-rsid="003c925e"/>
    </style:style>
    <style:style style:name="P19" style:family="paragraph" style:parent-style-name="Standard" style:list-style-name="L1">
      <style:text-properties fo:font-weight="bold" officeooo:paragraph-rsid="00528bd9" style:font-weight-asian="bold" style:font-weight-complex="bold"/>
    </style:style>
    <style:style style:name="T1" style:family="text">
      <style:text-properties officeooo:rsid="00200680"/>
    </style:style>
    <style:style style:name="T2" style:family="text">
      <style:text-properties officeooo:rsid="002015c3"/>
    </style:style>
    <style:style style:name="T3" style:family="text">
      <style:text-properties officeooo:rsid="00221519"/>
    </style:style>
    <style:style style:name="T4" style:family="text">
      <style:text-properties officeooo:rsid="0023cbf7"/>
    </style:style>
    <style:style style:name="T5" style:family="text">
      <style:text-properties officeooo:rsid="002c2afd"/>
    </style:style>
    <style:style style:name="T6" style:family="text">
      <style:text-properties officeooo:rsid="002f10d1"/>
    </style:style>
    <style:style style:name="T7" style:family="text">
      <style:text-properties officeooo:rsid="0032f58e"/>
    </style:style>
    <style:style style:name="T8" style:family="text">
      <style:text-properties officeooo:rsid="0034b505"/>
    </style:style>
    <style:style style:name="T9" style:family="text">
      <style:text-properties officeooo:rsid="00452bec"/>
    </style:style>
    <style:style style:name="T10" style:family="text">
      <style:text-properties fo:font-style="italic" officeooo:rsid="0032f58e" style:font-style-asian="italic" style:font-style-complex="italic"/>
    </style:style>
    <style:style style:name="T11" style:family="text">
      <style:text-properties fo:font-style="italic" officeooo:rsid="0034b505" style:font-style-asian="italic" style:font-style-complex="italic"/>
    </style:style>
    <style:style style:name="T12" style:family="text">
      <style:text-properties fo:font-style="italic" officeooo:rsid="0045dd34" style:font-style-asian="italic" style:font-style-complex="italic"/>
    </style:style>
    <style:style style:name="T13" style:family="text">
      <style:text-properties fo:font-style="italic" officeooo:rsid="00452bec" style:font-style-asian="italic" style:font-style-complex="italic"/>
    </style:style>
    <style:style style:name="T14" style:family="text">
      <style:text-properties fo:font-style="italic" officeooo:rsid="0018e461" style:font-style-asian="italic" style:font-style-complex="italic"/>
    </style:style>
    <style:style style:name="T15" style:family="text">
      <style:text-properties fo:font-style="italic" officeooo:rsid="000b2a2f" style:font-style-asian="italic" style:font-style-complex="italic"/>
    </style:style>
    <style:style style:name="T16" style:family="text">
      <style:text-properties fo:font-style="italic" officeooo:rsid="002a9676" style:font-style-asian="italic" style:font-style-complex="italic"/>
    </style:style>
    <style:style style:name="T17" style:family="text">
      <style:text-properties fo:font-style="italic" officeooo:rsid="00200680" style:font-style-asian="italic" style:font-style-complex="italic"/>
    </style:style>
    <style:style style:name="T18" style:family="text">
      <style:text-properties fo:font-style="italic" officeooo:rsid="00542916" style:font-style-asian="italic" style:font-style-complex="italic"/>
    </style:style>
    <style:style style:name="T19" style:family="text">
      <style:text-properties fo:font-style="italic" officeooo:rsid="00557f12" style:font-style-asian="italic" style:font-style-complex="italic"/>
    </style:style>
    <style:style style:name="T20" style:family="text">
      <style:text-properties fo:font-style="italic" fo:font-weight="bold" officeooo:rsid="00557f1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2f58e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4b50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5dd34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52be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42916" style:font-style-asian="italic" style:font-weight-asian="bold" style:font-style-complex="italic" style:font-weight-complex="bold"/>
    </style:style>
    <style:style style:name="T26" style:family="text">
      <style:text-properties officeooo:rsid="00496e1b"/>
    </style:style>
    <style:style style:name="T27" style:family="text">
      <style:text-properties officeooo:rsid="00528bd9"/>
    </style:style>
    <style:style style:name="T28" style:family="text">
      <style:text-properties officeooo:rsid="00557f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2187566" text:style-name="L1">
        <text:list-item>
          <text:p text:style-name="P3"><text:span text:style-name="T28">Creation of the instance</text:span></text:p>
          <text:p text:style-name="P7"><text:span text:style-name="T28">$ ./bscsix.sh</text:span></text:p>
          <text:p text:style-name="P7"><text:span text:style-name="T28"/></text:p>
        </text:list-item>
        <text:list-item>
          <text:p text:style-name="P3"><text:span text:style-name="T28">Securing the DB</text:span></text:p>
          <text:p text:style-name="P7"><text:span text:style-name="T28">sql&gt; @secure_db.sql</text:span></text:p>
          <text:p text:style-name="P3"><text:span text:style-name="T28"/></text:p>
        </text:list-item>
        <text:list-item>
          <text:p text:style-name="P2"><text:span text:style-name="T8">Extracting full bscs9mig metadata for</text:span><text:span text:style-name="T7"> public synonyms</text:span><text:span text:style-name="T8">' recreation</text:span></text:p>
          <text:p text:style-name="P4"><text:span text:style-name="T20">$ </text:span><text:span text:style-name="T21">expdp </text:span><text:a xlink:type="simple" xlink:href="mailto:userid%3Dshmyg@bscs9r2"><text:span text:style-name="T21">userid=shmyg@bscs9mig</text:span></text:a><text:span text:style-name="T21"> dumpfile=exp_dp:bscs9mig_</text:span><text:span text:style-name="T22">full</text:span><text:span text:style-name="T21">_</text:span><text:span text:style-name="T23">metadata_</text:span><text:span text:style-name="T21">20101018.dmp logfile=exp_dp:bscs9mig_</text:span><text:span text:style-name="T22">full</text:span><text:span text:style-name="T21">_20101018.log </text:span><text:span text:style-name="T22">full=yes content=metadata_only</text:span></text:p>
          <text:p text:style-name="P5"/>
        </text:list-item>
        <text:list-item>
          <text:p text:style-name="P1"><text:span text:style-name="T1">Exporting </text:span><text:span text:style-name="T5">kernel and </text:span><text:span text:style-name="T1">non-kernel objects from bscs9mig</text:span></text:p>
          <text:p text:style-name="P19"><text:span text:style-name="T14">expdp userid=shmyg@bscs9mig dumpfile=exp_dp:bscs9mig</text:span><text:span text:style-name="T15">_</text:span><text:span text:style-name="T14">all_user</text:span><text:span text:style-name="T16">s</text:span><text:span text:style-name="T14">_20101018.dmp logfile=exp_dp:bscs9mig_</text:span><text:span text:style-name="T15">all_user</text:span><text:span text:style-name="T16">s</text:span><text:span text:style-name="T15">_20101018.log </text:span><text:span text:style-name="T17">parfile=</text:span><text:span text:style-name="T14">al</text:span><text:span text:style-name="T16">l</text:span><text:span text:style-name="T14">_users.par</text:span></text:p>
          <text:p text:style-name="P6"/>
        </text:list-item>
        <text:list-item>
          <text:p text:style-name="P1"><text:span text:style-name="T8">Recreating </text:span><text:span text:style-name="T9">roles </text:span><text:span text:style-name="T9">a</text:span><text:span text:style-name="T27">nd synonyms</text:span></text:p>
          <text:p text:style-name="P4"><text:span text:style-name="T22">imp</text:span><text:span text:style-name="T21">dp </text:span><text:a xlink:type="simple" xlink:href="mailto:userid%3Dshmyg@bscs9r2"><text:span text:style-name="T21">userid=shmyg@bscsix</text:span></text:a><text:span text:style-name="T21"> dumpfile=exp_dp:bscs9mig_</text:span><text:span text:style-name="T22">full</text:span><text:span text:style-name="T21">_</text:span><text:span text:style-name="T23">metadata_</text:span><text:span text:style-name="T21">20101018.dmp logfile=exp_dp:</text:span><text:span text:style-name="T22">imp_</text:span><text:span text:style-name="T21">bscs9mig_</text:span><text:span text:style-name="T22">full</text:span><text:span text:style-name="T21">_20101018.log </text:span><text:span text:style-name="T22">include=</text:span><text:span text:style-name="T24">role,</text:span><text:span text:style-name="T25">synonym</text:span></text:p>
          <text:p text:style-name="P4"/>
        </text:list-item>
        <text:list-item>
          <text:p text:style-name="P10">Importing objects into bscsix:</text:p>
          <text:p text:style-name="P8"><text:span text:style-name="T3">imp</text:span><text:span text:style-name="T1">dp userid=shmyg@bscsix</text:span><text:span text:style-name="T1"> dumpfile=exp_dp:bscs9mig_</text:span><text:span text:style-name="T6">all_users</text:span><text:span text:style-name="T1">_20101018.dmp logfile=exp_dp:</text:span><text:span text:style-name="T3">imp_</text:span><text:span text:style-name="T1">bscs9mig_</text:span><text:span text:style-name="T6">all_users</text:span><text:span text:style-name="T1">_20101018.log pa</text:span><text:span text:style-name="T2">rallel=28 </text:span><text:span text:style-name="T4">exclude=statistics</text:span></text:p>
          <text:p text:style-name="P11"/>
        </text:list-item>
        <text:list-item>
          <text:p text:style-name="P12">Applying privileges script</text:p>
          <text:p text:style-name="P9"><text:span text:style-name="T26">sql&gt; </text:span><text:span text:style-name="T28">grant_sys_privs</text:span>.sql</text:p>
          <text:p text:style-name="P15"/>
        </text:list-item>
        <text:list-item>
          <text:p text:style-name="P14">Recompiling all objects:</text:p>
          <text:p text:style-name="P17">@?/rdbms/admin/utlrp.sql</text:p>
          <text:p text:style-name="P17"/>
        </text:list-item>
        <text:list-item>
          <text:p text:style-name="P18">Gathering DB statistics</text:p>
          <text:p text:style-name="P18">sql&gt; exec dbms_stats.gather_database_stats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e Shmygelskyy</meta:initial-creator>
    <meta:creation-date>2010-07-16T20:15:39</meta:creation-date>
    <dc:date>2010-10-19T11:03:33</dc:date>
    <dc:creator>Serge Shmygelskyy</dc:creator>
    <meta:editing-duration>PT13H50M52S</meta:editing-duration>
    <meta:editing-cycles>43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81" meta:character-count="1027"/>
  </office:meta>
</office:document-meta>
</file>